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TypeFilterTests.assertMatch( String type , String type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pectJTypeFilterTests.subclassPatternNo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TypeFilterTests.namePatternNo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TypeFilterTests.assertNoMatch( String type , String type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pectJTypeFilterTests.namePattern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pectJTypeFilterTests.subclassPattern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spectJTypeFilterTests.annotationPatternNo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TypeFilterTests.annotationPattern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spectJTypeFilterTests.compositionPattern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spectJTypeFilterTests.compositionPatternNo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